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4/04/2018 V0.8.47</text:p>
      <text:p text:style-name="P3">Ajout</text:p>
      <text:list xml:id="list4824900008148439717" text:style-name="WWNum4">
        <text:list-item>
          <text:p text:style-name="P8">Makuhita et méditikka + évo shiny</text:p>
        </text:list-item>
        <text:list-item>
          <text:p text:style-name="P8">Changement boss raid</text:p>
        </text:list-item>
      </text:list>
      <text:p text:style-name="P1">24/04/2018 V0.8.46</text:p>
      <text:p text:style-name="P3">Ajout</text:p>
      <text:list xml:id="list33219936" text:continue-numbering="true" text:style-name="WWNum4">
        <text:list-item>
          <text:p text:style-name="P8">Wailmer et son évo shiny</text:p>
        </text:list-item>
      </text:list>
      <text:p text:style-name="P1">17/04/2018 V0.8.45</text:p>
      <text:p text:style-name="P3">Ajout</text:p>
      <text:list xml:id="list33230470" text:continue-numbering="true" text:style-name="WWNum4">
        <text:list-item>
          <text:p text:style-name="P8">Listes des attaques dans un onglets à part (pour éviter les scroll horizontal)</text:p>
        </text:list-item>
      </text:list>
      <text:p text:style-name="P1">17/04/2018 V0.8.44</text:p>
      <text:p text:style-name="P3">Ajout</text:p>
      <text:list xml:id="list33220833" text:continue-numbering="true" text:style-name="WWNum4">
        <text:list-item>
          <text:p text:style-name="P8">Wattouat shiny (et famille)</text:p>
        </text:list-item>
        <text:list-item>
          <text:p text:style-name="P8">Dracochoc direct legacy sur pharamp</text:p>
        </text:list-item>
      </text:list>
      <text:p text:style-name="P1">03/04/2018 V0.8.42</text:p>
      <text:p text:style-name="P3">Ajout</text:p>
      <text:list xml:id="list33230937" text:continue-numbering="true" text:style-name="WWNum4">
        <text:list-item>
          <text:p text:style-name="P8">Nouveaux sprit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33230471" text:continue-numbering="true" text:style-name="WWNum4">
        <text:list-item>
          <text:p text:style-name="P8">Ajout des bonbons manquant</text:p>
        </text:list-item>
        <text:list-item>
          <text:p text:style-name="P8">Mew disponible</text:p>
        </text:list-item>
        <text:list-item>
          <text:p text:style-name="P8">Changement des raids</text:p>
        </text:list-item>
        <text:list-item>
          <text:p text:style-name="P8">Latias et Latios disponible</text:p>
        </text:list-item>
        <text:list-item>
          <text:p text:style-name="P8">Lugia plus dipo en raid</text:p>
        </text:list-item>
        <text:list-item>
          <text:p text:style-name="P8">nouvelle médaill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<text:soft-page-break/>22/03/2018 V0.8.41</text:p>
      <text:p text:style-name="P3">Ajout</text:p>
      <text:list xml:id="list33238442" text:continue-numbering="true" text:style-name="WWNum4">
        <text:list-item>
          <text:p text:style-name="P8">Magby, Magmar, togepi, togetic, Okéoké et Qulbutoké dispo en shiny</text:p>
        </text:list-item>
        <text:list-item>
          <text:p text:style-name="P8">Onglet taux de capture renommé en ratio de capture</text:p>
          <text:p text:style-name="P14">Bug Fix</text:p>
        </text:list-item>
        <text:list-item>
          <text:p text:style-name="P8">Correction de fautes de frappe</text:p>
        </text:list-item>
      </text:list>
      <text:p text:style-name="P1">21/03/2018 V0.8.40</text:p>
      <text:p text:style-name="P3">Ajout</text:p>
      <text:list xml:id="list33217780" text:continue-numbering="true" text:style-name="WWNum4">
        <text:list-item>
          <text:p text:style-name="P8">Prise en compte du niveau du pokémon et de boost météo (pour les raids) dans taux de capture</text:p>
        </text:list-item>
        <text:list-item>
          <text:p text:style-name="P8">Magby, Magmar, togepi, togetic, Okéoké et Qulbutoké dispo en shiny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Ajout</text:p>
      <text:list xml:id="list33217535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33218412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33234407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<text:soft-page-break/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3220837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3231503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3217493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3241765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3228286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3219974" text:continue-numbering="true" text:style-name="WWNum4">
        <text:list-header>
          <text:p text:style-name="P14"><text:soft-page-break/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3216357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3231066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3240576" text:continue-numbering="true" text:style-name="WWNum4">
        <text:list-item>
          <text:p text:style-name="P8"><text:soft-page-break/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3232382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3225701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3233914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<text:soft-page-break/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33217549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3241549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3229270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<text:soft-page-break/>Ajout</text:p>
      <text:list xml:id="list33248331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3235438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3217525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3228623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<text:soft-page-break/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3223265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3242489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3225786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<text:soft-page-break/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3247496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3229792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3237584" text:continue-numbering="true" text:style-name="WWNum4">
        <text:list-item>
          <text:p text:style-name="P8">Légère modification de texte</text:p>
        </text:list-item>
      </text:list>
      <text:p text:style-name="P1"><text:soft-page-break/>01/01/2018 V0.8.10</text:p>
      <text:p text:style-name="P3">Ajout</text:p>
      <text:list xml:id="list33239574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33243571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3222020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3237960" text:continue-numbering="true" text:style-name="WWNum4">
        <text:list-item>
          <text:p text:style-name="P8">refonte de la partie médaille dans Statistiques</text:p>
        </text:list-item>
      </text:list>
      <text:p text:style-name="P1"><text:soft-page-break/>22/12/2017 V0.8.6</text:p>
      <text:p text:style-name="P3">Ajout</text:p>
      <text:list xml:id="list33224393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3219466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3216102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3237800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<text:soft-page-break/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3217235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3218605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3224831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3244700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3237640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<text:soft-page-break/>refonte de la sélection dans pokédex</text:p>
        </text:list-item>
      </text:list>
      <text:p text:style-name="P1">02/12/2017 V0.7.24</text:p>
      <text:p text:style-name="P1">Ajout</text:p>
      <text:list xml:id="list33235630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3219177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3235296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3244665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3218534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3240678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9201960471653678361" text:style-name="WWNum5">
        <text:list-item>
          <text:p text:style-name="P12"><text:soft-page-break/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3248191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3239065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3224971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3247908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<text:soft-page-break/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3226049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3233188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3221766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3246913" text:continue-numbering="true" text:style-name="WWNum5">
        <text:list-item>
          <text:p text:style-name="P12"><text:soft-page-break/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3218210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3220663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3245437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2057325926756091276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3223305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<text:soft-page-break/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3228030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3228867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3216182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3229318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3218002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3225769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3221407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3241785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<text:soft-page-break/>Ajout</text:p>
      <text:list xml:id="list33244967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3226271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7</meta:editing-cycles>
    <meta:creation-date>2017-11-19T07:24:00</meta:creation-date>
    <dc:date>2018-05-02T13:03:53.17</dc:date>
    <meta:editing-duration>P11DT1H6M20S</meta:editing-duration>
    <meta:generator>OpenOffice/4.1.4$Win32 OpenOffice.org_project/414m5$Build-9788</meta:generator>
    <meta:document-statistic meta:table-count="0" meta:image-count="0" meta:object-count="0" meta:page-count="18" meta:paragraph-count="479" meta:word-count="3478" meta:character-count="192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